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SELinux Fix Taxonomy — Label vs Boolean vs Port vs Policy</text:p>
          </draw:text-box>
        </draw:frame>
        <draw:frame draw:style-name="TransBox" svg:width="31.8700cm" svg:height="3.5000cm" svg:x="1.0000cm" svg:y="8.8000cm">
          <draw:text-box>
            <text:p text:style-name="PBody">The most important SELinux skill is choosing the correct type of fix for a given AVC denial. Applying the wrong fix either doesn't work or creates a security hole. Resource: Notes</text:p>
          </draw:text-box>
        </draw:frame>
        <draw:frame draw:style-name="TransBox" svg:width="31.8700cm" svg:height="0.7000cm" svg:x="1.0000cm" svg:y="17.8000cm">
          <draw:text-box>
            <text:p text:style-name="PFooter">05-rhca/selinux/fix-taxonomy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fix decision tree</text:p>
            <text:p text:style-name="PBullet">▶  Fix type 1: File context (most common)</text:p>
            <text:p text:style-name="PBullet">▶  Fix type 2: Boolean (targeted policy switch)</text:p>
            <text:p text:style-name="PBullet">▶  Fix type 3: Port label</text:p>
            <text:p text:style-name="PBullet">▶  Fix type 4: audit2allow (last resort)</text:p>
            <text:p text:style-name="PBullet">▶  Fix type 5: The application is wro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fix decision tree</text:p>
          </draw:text-box>
        </draw:frame>
        <draw:frame draw:style-name="CodeBox" svg:width="31.8700cm" svg:height="13.5500cm" svg:x="1.0000cm" svg:y="4.0000cm">
          <draw:text-box>
            <text:p text:style-name="PCode">AVC denial observed
        │
        ▼
Is the file/dir in a non-standard location?
  Yes → semanage fcontext + restorecon
  No  → Is there a boolean that covers this use case?
          Yes → setsebool -P
          No  → Is it a non-default port binding?
                  Yes → semanage port
                  No  → Is this a legitimate access that policy doesn't cover?
                          Yes → audit2allow (last resort, with review)
                          No  → Fix the application, not the polic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1: File context (most common)</text:p>
          </draw:text-box>
        </draw:frame>
        <draw:frame draw:style-name="TransBox" svg:width="15.7350cm" svg:height="13.5500cm" svg:x="1.0000cm" svg:y="4.0000cm">
          <draw:text-box>
            <text:p text:style-name="PBullet">• When to use: A file or directory has the wrong SELinux type label.</text:p>
            <text:p text:style-name="PBullet">• This happens when:</text:p>
            <text:p text:style-name="PBullet">• Files are placed in a non-standard path</text:p>
            <text:p text:style-name="PBullet">• Files are moved with mv (context follows source, not destination)</text:p>
            <text:p text:style-name="PBullet">• Freshly created files in a custom directory</text:p>
            <text:p text:style-name="PBullet">• Fix:</text:p>
            <text:p text:style-name="PBullet">• View existing rules:</text:p>
          </draw:text-box>
        </draw:frame>
        <draw:frame draw:style-name="CodeBox" svg:width="15.7350cm" svg:height="13.5500cm" svg:x="17.1350cm" svg:y="4.0000cm">
          <draw:text-box>
            <text:p text:style-name="PCode"># Add a persistent fcontext rule
sudo semanage fcontext -a -t httpd_sys_content_t "/srv/myapp(/.*)?"

# Apply it (run every time files change)
sudo restorecon -Rv /srv/myapp/

# Verify
ls -Z /srv/myapp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1: File context (most common) (cont.)</text:p>
          </draw:text-box>
        </draw:frame>
        <draw:frame draw:style-name="CodeBox" svg:width="31.8700cm" svg:height="13.5500cm" svg:x="1.0000cm" svg:y="4.0000cm">
          <draw:text-box>
            <text:p text:style-name="PCode">sudo semanage fcontext -l | grep /srv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1: File context (most common) (cont.)</text:p>
          </draw:text-box>
        </draw:frame>
        <draw:frame draw:style-name="CodeBox" svg:width="31.8700cm" svg:height="13.5500cm" svg:x="1.0000cm" svg:y="4.0000cm">
          <draw:text-box>
            <text:p text:style-name="PCode">sudo semanage fcontext -d "/srv/myapp(/.*)?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2: Boolean (targeted policy switch)</text:p>
          </draw:text-box>
        </draw:frame>
        <draw:frame draw:style-name="TransBox" svg:width="15.7350cm" svg:height="13.5500cm" svg:x="1.0000cm" svg:y="4.0000cm">
          <draw:text-box>
            <text:p text:style-name="PBullet">• When to use: The access pattern is known and policy already has a</text:p>
            <text:p text:style-name="PBullet">• pre-built switch for it.</text:p>
            <text:p text:style-name="PBullet">• Fix:</text:p>
            <text:p text:style-name="PBullet">• Common booleans (RHEL infra focus):</text:p>
            <text:p text:style-name="PBullet">• Boolean: Enables</text:p>
            <text:p text:style-name="PBullet">• httpd_can_network_connect: Apache outbound network connections</text:p>
            <text:p text:style-name="PBullet">• httpd_can_network_connect_db: Apache to DB (MySQL/PostgreSQL)</text:p>
          </draw:text-box>
        </draw:frame>
        <draw:frame draw:style-name="CodeBox" svg:width="15.7350cm" svg:height="13.5500cm" svg:x="17.1350cm" svg:y="4.0000cm">
          <draw:text-box>
            <text:p text:style-name="PCode"># Find relevant boolean
sudo getsebool -a | grep httpd

# Enable (persistent)
sudo setsebool -P httpd_can_network_connect on

# Verify
getsebool httpd_can_network_connec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3: Port label</text:p>
          </draw:text-box>
        </draw:frame>
        <draw:frame draw:style-name="TransBox" svg:width="15.7350cm" svg:height="13.5500cm" svg:x="1.0000cm" svg:y="4.0000cm">
          <draw:text-box>
            <text:p text:style-name="PBullet">• When to use: A service needs to bind to a non-default port.</text:p>
          </draw:text-box>
        </draw:frame>
        <draw:frame draw:style-name="CodeBox" svg:width="15.7350cm" svg:height="13.5500cm" svg:x="17.1350cm" svg:y="4.0000cm">
          <draw:text-box>
            <text:p text:style-name="PCode"># Check what ports are allowed for http
sudo semanage port -l | grep http_port

# Add a new port
sudo semanage port -a -t http_port_t -p tcp 8080

# Modify an existing label
sudo semanage port -m -t http_port_t -p tcp 8080

# Remove
sudo semanage port -d -t http_port_t -p tcp 8080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4: audit2allow (last resort)</text:p>
          </draw:text-box>
        </draw:frame>
        <draw:frame draw:style-name="TransBox" svg:width="15.7350cm" svg:height="13.5500cm" svg:x="1.0000cm" svg:y="4.0000cm">
          <draw:text-box>
            <text:p text:style-name="PBullet">• audit2allow generates policy modules from audit logs. Use it only after</text:p>
            <text:p text:style-name="PBullet">• ruling out all other fix types, and always review what it generates.</text:p>
            <text:p text:style-name="PBullet">• ⚠️ Review audit2allow output carefully</text:p>
            <text:p text:style-name="PBullet">• audit2allow generates the minimum policy to allow what was denied,</text:p>
            <text:p text:style-name="PBullet">• but it has no context about whether the access is intended. A module</text:p>
            <text:p text:style-name="PBullet">• that allows httpd_t to read shadow_t (password hashes) would be</text:p>
            <text:p text:style-name="PBullet">• generated if httpd somehow triggered that denial — and it would be wrong.</text:p>
          </draw:text-box>
        </draw:frame>
        <draw:frame draw:style-name="CodeBox" svg:width="15.7350cm" svg:height="13.5500cm" svg:x="17.1350cm" svg:y="4.0000cm">
          <draw:text-box>
            <text:p text:style-name="PCode"># Step 1: isolate the specific denial you want to fix
sudo ausearch -m avc -c myapp -ts today &gt; /tmp/myapp-avc.txt

# Step 2: understand what it will allow
sudo audit2allow -i /tmp/myapp-avc.txt

# Step 3: generate a type enforcement file
sudo audit2allow -i /tmp/myapp-avc.txt -M myapp-local

# Step 4: REVIEW myapp-local.te before loading
cat myapp-local.te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5: The application is wrong</text:p>
          </draw:text-box>
        </draw:frame>
        <draw:frame draw:style-name="TransBox" svg:width="31.8700cm" svg:height="13.5500cm" svg:x="1.0000cm" svg:y="4.0000cm">
          <draw:text-box>
            <text:p text:style-name="PBullet">• If the AVC shows a service accessing something it should never need</text:p>
            <text:p text:style-name="PBullet">• (e.g., a web server reading /etc/shadow), the correct fix is to</text:p>
            <text:p text:style-name="PBullet">• fix the application configuration, not the SELinux policy.</text:p>
            <text:p text:style-name="PBullet">• SELinux is revealing a configuration problem or a security issue.</text:p>
            <text:p text:style-name="PBullet">• Granting access masks it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ELinux Fix Taxonomy — Label vs Boolean vs Port vs Policy</text:p>
          </draw:text-box>
        </draw:frame>
        <draw:frame draw:style-name="TransBox" svg:width="31.8700cm" svg:height="13.5500cm" svg:x="1.0000cm" svg:y="4.0000cm">
          <draw:text-box>
            <text:p text:style-name="PBullet">✓  The fix decision tree</text:p>
            <text:p text:style-name="PBullet">✓  Fix type 1: File context (most common): When to use: A file or directory has the wrong SELinux type label.</text:p>
            <text:p text:style-name="PBullet">✓  Fix type 2: Boolean (targeted policy switch): When to use: The access pattern is known and policy already has a</text:p>
            <text:p text:style-name="PBullet">✓  Fix type 3: Port label: When to use: A service needs to bind to a non-default port.</text:p>
            <text:p text:style-name="PBullet">✓  Fix type 4: audit2allow (last resort): audit2allow generates policy modules from audit logs. Use it only after</text:p>
            <text:p text:style-name="PBullet">✓  Fix type 5: The application is wrong: If the AVC shows a service accessing something it should never need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